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2">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rmal">
      <style:paragraph-properties fo:text-align="justify" style:justify-single-word="false"/>
      <style:text-properties fo:color="#000000" loext:opacity="100%"/>
    </style:style>
    <style:style style:name="P2" style:family="paragraph" style:parent-style-name="normal">
      <style:paragraph-properties fo:text-align="justify" style:justify-single-word="false"/>
      <style:text-properties fo:color="#000000" loext:opacity="100%" fo:font-weight="normal" style:font-weight-asian="normal" style:font-weight-complex="normal"/>
    </style:style>
    <style:style style:name="P3" style:family="paragraph" style:parent-style-name="normal">
      <style:paragraph-properties fo:text-align="center" style:justify-single-word="false"/>
      <style:text-properties fo:color="#000000" loext:opacity="100%" fo:font-size="12pt" fo:font-weight="bold" officeooo:rsid="001954ff" officeooo:paragraph-rsid="001954ff" style:font-size-asian="12pt" style:font-weight-asian="bold" style:font-size-complex="12pt" style:font-weight-complex="bold"/>
    </style:style>
    <style:style style:name="P4" style:family="paragraph" style:parent-style-name="normal">
      <style:paragraph-properties fo:text-align="center" style:justify-single-word="false"/>
      <style:text-properties fo:color="#000000" loext:opacity="100%" fo:font-weight="normal" officeooo:rsid="001954ff" officeooo:paragraph-rsid="001954ff" style:font-weight-asian="normal" style:font-weight-complex="normal"/>
    </style:style>
    <style:style style:name="P5" style:family="paragraph" style:parent-style-name="normal">
      <style:paragraph-properties fo:text-align="justify" style:justify-single-word="false"/>
      <style:text-properties fo:color="#000000" loext:opacity="100%" fo:font-weight="normal" officeooo:rsid="001954ff" officeooo:paragraph-rsid="001954ff" style:font-weight-asian="normal" style:font-weight-complex="normal"/>
    </style:style>
    <style:style style:name="P6" style:family="paragraph" style:parent-style-name="normal">
      <style:paragraph-properties fo:text-align="center" style:justify-single-word="false"/>
      <style:text-properties fo:color="#000000" loext:opacity="100%" fo:font-style="italic" fo:font-weight="normal" officeooo:rsid="001954ff" officeooo:paragraph-rsid="001954ff" style:font-style-asian="italic" style:font-weight-asian="normal" style:font-style-complex="italic" style:font-weight-complex="normal"/>
    </style:style>
    <style:style style:name="P7" style:family="paragraph" style:parent-style-name="normal">
      <style:paragraph-properties fo:text-align="center" style:justify-single-word="false"/>
      <style:text-properties fo:color="#000000" loext:opacity="100%" fo:font-size="12pt" fo:font-weight="bold" officeooo:rsid="001954ff" officeooo:paragraph-rsid="001954ff" style:font-size-asian="10.5pt" style:font-weight-asian="bold" style:font-size-complex="12pt" style:font-weight-complex="bold"/>
    </style:style>
    <style:style style:name="P8" style:family="paragraph" style:parent-style-name="normal">
      <style:paragraph-properties fo:text-align="center" style:justify-single-word="false"/>
      <style:text-properties fo:color="#000000" loext:opacity="100%" fo:font-size="12pt" fo:font-weight="normal" officeooo:rsid="001954ff" officeooo:paragraph-rsid="001954ff" style:font-size-asian="10.5pt" style:font-weight-asian="normal" style:font-size-complex="12pt" style:font-weight-complex="normal"/>
    </style:style>
    <style:style style:name="P9" style:family="paragraph" style:parent-style-name="normal">
      <style:paragraph-properties fo:text-align="justify" style:justify-single-word="false"/>
      <style:text-properties fo:color="#000000" loext:opacity="100%" fo:font-size="11pt" fo:font-weight="normal" officeooo:rsid="001954ff" officeooo:paragraph-rsid="001954ff" style:font-size-asian="9.60000038146973pt" style:font-weight-asian="normal" style:font-size-complex="11pt" style:font-weight-complex="normal"/>
    </style:style>
    <style:style style:name="P10" style:family="paragraph" style:parent-style-name="normal">
      <style:paragraph-properties fo:text-align="center" style:justify-single-word="false"/>
      <style:text-properties fo:color="#000000" loext:opacity="100%" fo:font-size="11pt" fo:font-weight="bold" officeooo:rsid="001954ff" officeooo:paragraph-rsid="001954ff" style:font-size-asian="9.60000038146973pt" style:font-weight-asian="bold" style:font-size-complex="11pt" style:font-weight-complex="bold"/>
    </style:style>
    <style:style style:name="P11" style:family="paragraph" style:parent-style-name="normal">
      <style:paragraph-properties fo:text-align="center" style:justify-single-word="false"/>
      <style:text-properties fo:color="#000000" loext:opacity="100%" fo:font-size="11pt" fo:font-weight="normal" officeooo:rsid="001954ff" officeooo:paragraph-rsid="001954ff" style:font-size-asian="9.60000038146973pt" style:font-weight-asian="normal" style:font-size-complex="11pt" style:font-weight-complex="normal"/>
    </style:style>
    <style:style style:name="P12" style:family="paragraph" style:parent-style-name="normal">
      <style:paragraph-properties fo:text-align="center" style:justify-single-word="false"/>
      <style:text-properties fo:color="#000000" loext:opacity="100%" fo:font-size="11pt" fo:font-style="italic" fo:font-weight="normal" officeooo:rsid="001954ff" officeooo:paragraph-rsid="001954ff" style:font-size-asian="9.60000038146973pt" style:font-style-asian="italic" style:font-weight-asian="normal" style:font-size-complex="11pt" style:font-style-complex="italic" style:font-weight-complex="normal"/>
    </style:style>
    <style:style style:name="P13" style:family="paragraph" style:parent-style-name="normal">
      <style:text-properties fo:color="#000000" loext:opacity="100%" fo:font-weight="normal" style:font-weight-asian="normal" style:font-weight-complex="normal"/>
    </style:style>
    <style:style style:name="P14" style:family="paragraph" style:parent-style-name="normal">
      <style:paragraph-properties fo:text-align="center" style:justify-single-word="false"/>
      <style:text-properties fo:color="#000000" loext:opacity="100%" fo:font-style="italic" fo:font-weight="normal" style:font-style-asian="italic" style:font-weight-asian="normal" style:font-style-complex="italic" style:font-weight-complex="normal"/>
    </style:style>
    <style:style style:name="P15" style:family="paragraph" style:parent-style-name="normal">
      <style:paragraph-properties fo:text-align="justify" style:justify-single-word="false"/>
      <style:text-properties fo:color="#000000" loext:opacity="100%" fo:font-style="normal" fo:font-weight="normal" style:font-style-asian="normal" style:font-weight-asian="normal" style:font-style-complex="normal" style:font-weight-complex="normal"/>
    </style:style>
    <style:style style:name="P16" style:family="paragraph" style:parent-style-name="normal">
      <style:paragraph-properties fo:text-align="center" style:justify-single-word="false"/>
      <style:text-properties fo:color="#000000" loext:opacity="100%" fo:font-size="12pt" fo:font-style="normal" fo:font-weight="bold" officeooo:rsid="00195f12" officeooo:paragraph-rsid="00195f12" style:font-size-asian="12pt" style:font-style-asian="normal" style:font-weight-asian="bold" style:font-size-complex="12pt" style:font-style-complex="normal" style:font-weight-complex="bold"/>
    </style:style>
    <style:style style:name="P17" style:family="paragraph" style:parent-style-name="normal">
      <style:paragraph-properties fo:text-align="center" style:justify-single-word="false"/>
      <style:text-properties fo:color="#000000" loext:opacity="100%" fo:font-style="normal" fo:font-weight="normal" officeooo:rsid="00195f12" officeooo:paragraph-rsid="00195f12" style:font-style-asian="normal" style:font-weight-asian="normal" style:font-style-complex="normal" style:font-weight-complex="normal"/>
    </style:style>
    <style:style style:name="P18" style:family="paragraph" style:parent-style-name="normal">
      <style:paragraph-properties fo:text-align="justify" style:justify-single-word="false"/>
      <style:text-properties fo:color="#000000" loext:opacity="100%" fo:font-style="normal" fo:font-weight="normal" officeooo:rsid="00195f12" officeooo:paragraph-rsid="00195f12" style:font-style-asian="normal" style:font-weight-asian="normal" style:font-style-complex="normal" style:font-weight-complex="normal"/>
    </style:style>
    <style:style style:name="P19" style:family="paragraph" style:parent-style-name="normal">
      <style:paragraph-properties fo:text-align="center" style:justify-single-word="false"/>
      <style:text-properties fo:color="#000000" loext:opacity="100%" fo:font-size="12pt" fo:font-style="normal" fo:font-weight="bold" officeooo:rsid="001b40f2" officeooo:paragraph-rsid="001b40f2" style:font-size-asian="12pt" style:font-style-asian="normal" style:font-weight-asian="bold" style:font-size-complex="12pt" style:font-style-complex="normal" style:font-weight-complex="bold"/>
    </style:style>
    <style:style style:name="P20" style:family="paragraph" style:parent-style-name="normal">
      <style:paragraph-properties fo:text-align="center" style:justify-single-word="false"/>
      <style:text-properties fo:color="#000000" loext:opacity="100%" fo:font-style="normal" fo:font-weight="normal" officeooo:rsid="001b40f2" officeooo:paragraph-rsid="001b40f2" style:font-style-asian="normal" style:font-weight-asian="normal" style:font-style-complex="normal" style:font-weight-complex="normal"/>
    </style:style>
    <style:style style:name="P21" style:family="paragraph" style:parent-style-name="normal">
      <style:paragraph-properties fo:text-align="justify" style:justify-single-word="false"/>
      <style:text-properties fo:color="#000000" loext:opacity="100%" fo:font-style="normal" fo:font-weight="normal" officeooo:rsid="001b40f2" officeooo:paragraph-rsid="001b40f2" style:font-style-asian="normal" style:font-weight-asian="normal" style:font-style-complex="normal" style:font-weight-complex="normal"/>
    </style:style>
    <style:style style:name="P22" style:family="paragraph" style:parent-style-name="normal">
      <style:paragraph-properties fo:text-align="center" style:justify-single-word="false"/>
      <style:text-properties fo:color="#000000" loext:opacity="100%" fo:font-style="italic" fo:font-weight="normal" officeooo:rsid="001b40f2" officeooo:paragraph-rsid="001b40f2" style:font-style-asian="italic" style:font-weight-asian="normal" style:font-style-complex="italic" style:font-weight-complex="normal"/>
    </style:style>
    <style:style style:name="T1" style:family="text">
      <style:text-properties fo:font-variant="normal" fo:text-transform="none" fo:letter-spacing="normal" fo:font-style="normal" fo:font-weight="normal"/>
    </style:style>
    <style:style style:name="T2" style:family="text">
      <style:text-properties fo:font-weight="normal" officeooo:rsid="00190bae"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90bae"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1954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aravel es un marco de aplicación web con una sintaxis expresiva y elegante. Un marco web proporciona una estructura y un punto de partida para crear tu aplicación, permitiéndote enfocarte en crear algo sorprendente mientras nosotros cuidamos los detalles.</text:span> </text:p>
      <text:p text:style-name="P1"/>
      <text:p text:style-name="P1"><text:span text:style-name="T2">A</text:span><text:span text:style-name="T3">segúrate de que tu equipo local tenga</text:span><text:span text:style-name="T4"> instalados </text:span><text:a xlink:type="simple" xlink:href="https://www.php.net/" text:style-name="Internet_20_link" text:visited-style-name="Visited_20_Internet_20_Link"><text:span text:style-name="T4">PHP</text:span></text:a><text:span text:style-name="T4"> , </text:span><text:a xlink:type="simple" xlink:href="https://getcomposer.org/" text:style-name="Internet_20_link" text:visited-style-name="Visited_20_Internet_20_Link"><text:span text:style-name="T4">Composer</text:span></text:a><text:span text:style-name="T4"> </text:span><text:span text:style-name="T3">y el</text:span><text:span text:style-name="T4"> </text:span><text:a xlink:type="simple" xlink:href="https://github.com/laravel/installer" text:style-name="Internet_20_link" text:visited-style-name="Visited_20_Internet_20_Link"><text:span text:style-name="T4">instalador de Laravel</text:span></text:a><text:span text:style-name="T4"> . </text:span><text:span text:style-name="T3">Además, debes</text:span><text:span text:style-name="T4"> instalar </text:span><text:a xlink:type="simple" xlink:href="https://nodejs.org/es" text:style-name="Internet_20_link" text:visited-style-name="Visited_20_Internet_20_Link"><text:span text:style-name="T4">Node.</text:span><text:span text:style-name="T5">js</text:span><text:span text:style-name="T4"> y NPM</text:span></text:a><text:span text:style-name="T4"> </text:span><text:span text:style-name="T5">(Node Package Manager)</text:span><text:span text:style-name="T4"> o </text:span><text:a xlink:type="simple" xlink:href="https://bun.sh/" text:style-name="Internet_20_link" text:visited-style-name="Visited_20_Internet_20_Link"><text:span text:style-name="T6">Bun</text:span></text:a><text:span text:style-name="T4"> </text:span><text:span text:style-name="T3">para poder compilar los recursos del frontend de tu aplicación.</text:span></text:p>
      <text:p text:style-name="P2">Si ya tiene PHP y Composer instalados, puede instalar el instalador de Laravel a través de Composer.</text:p>
      <text:p text:style-name="P2"/>
      <text:p text:style-name="P3">PRIMEROS PASOS</text:p>
      <text:p text:style-name="P4"/>
      <text:p text:style-name="P5">Tras instalar PHP, Composer y el instalador de Laravel, estará listo para crear una nueva aplicación de Laravel. El instalador de Laravel le pedirá que seleccione su framework de pruebas, base de datos y kit de inicio preferidos:</text:p>
      <text:p text:style-name="P5"/>
      <text:p text:style-name="P6">laravel new example-app</text:p>
      <text:p text:style-name="P5"/>
      <text:p text:style-name="P5">Una vez creada la aplicación, puedes iniciar el servidor de desarrollo local de Laravel, el trabajador de cola y el servidor de desarrollo Vite usando el dev script Composer:</text:p>
      <text:p text:style-name="P5"/>
      <text:p text:style-name="P6">cd example-app</text:p>
      <text:p text:style-name="P6">npm install &amp;&amp; npm run build</text:p>
      <text:p text:style-name="P6">composer run dev</text:p>
      <text:p text:style-name="P6"/>
      <text:p text:style-name="P5">Una vez iniciado el servidor de desarrollo, su aplicación estará disponible en su navegador web en <text:a xlink:type="simple" xlink:href="http://localhost:8000/" text:style-name="Internet_20_link" text:visited-style-name="Visited_20_Internet_20_Link"><text:span text:style-name="T7">http://localhost:8000</text:span></text:a>.</text:p>
      <text:p text:style-name="P5"/>
      <text:p text:style-name="P5"/>
      <text:p text:style-name="P7">CONFIGURACIÓN INICIAL</text:p>
      <text:p text:style-name="P8"/>
      <text:p text:style-name="P9">Todos los archivos de configuración del framework Laravel se almacenan en el <text:span text:style-name="T4">directorio config</text:span>.</text:p>
      <text:p text:style-name="P9"/>
      <text:p text:style-name="P10">CONFIGURACIÓN BASADA EN EL ENTORNO</text:p>
      <text:p text:style-name="P11"/>
      <text:p text:style-name="P9">Dado que muchos de los valores de las opciones de configuración de Laravel pueden variar dependiendo de si su aplicación se ejecuta en su máquina local o en un servidor web de producción, muchos valores de configuración importantes se definen utilizando el <text:span text:style-name="T4">archivo .env</text:span> que existe en la raíz de su aplicación.</text:p>
      <text:p text:style-name="P9">Su archivo .env <text:span text:style-name="T4">no debe guardarse en el control de código fuente de su aplicación</text:span>, ya que cada desarrollador o servidor que la use podría requerir una configuración de entorno diferente. Además, esto representaría un riesgo de seguridad.</text:p>
      <text:p text:style-name="P9"/>
      <text:p text:style-name="P3">BASES DE DATOS Y MIGRACIONES</text:p>
      <text:p text:style-name="P11"/>
      <text:p text:style-name="P9">Por defecto, el archivo .env de configuración de su aplicación especifica que Laravel interactuará con una base de datos SQLite. Si prefiereS usar otro controlador de base de datos, como MySQL o PostgreSQL, puedeS actualizar el archivo .env de configuración para usar la base de datos adecuada:</text:p>
      <text:p text:style-name="P9"/>
      <text:p text:style-name="P12">DB_CONNECTION=mysql</text:p>
      <text:p text:style-name="P12">DB_HOST=127.0.0.1</text:p>
      <text:p text:style-name="P12">DB_PORT=3306</text:p>
      <text:p text:style-name="P12">DB_DATABASE=laravel</text:p>
      <text:p text:style-name="P12">DB_USERNAME=root</text:p>
      <text:p text:style-name="P12">DB_PASSWORD=</text:p>
      <text:p text:style-name="P13"/>
      <text:p text:style-name="P13"><text:soft-page-break/>Si elige utilizar una base de datos distinta a SQLite, deberá crear la base de datos y ejecutar las migraciones de bases de datos de su aplicación:</text:p>
      <text:p text:style-name="P13"/>
      <text:p text:style-name="P14">php artisan migrate</text:p>
      <text:p text:style-name="P14"/>
      <text:p text:style-name="P15">Laravel siempre <text:span text:style-name="T4">debe servirse desde la raíz del directorio web configurado para su servidor web</text:span>. No intente<text:span text:style-name="T8">s</text:span> servir una aplicación Laravel desde un subdirectorio del directorio web, ya que podría exponer archivos confidenciales de su aplicación.</text:p>
      <text:p text:style-name="P15"/>
      <text:p text:style-name="P16">SOPORTE IDE</text:p>
      <text:p text:style-name="P17"/>
      <text:p text:style-name="P18"><text:span text:style-name="T4">Puedes usar cualquier editor de código que desees al desarrollar aplicaciones Laravel</text:span>.</text:p>
      <text:p text:style-name="P18">Si buscas editores ligeros y extensibles, VS Code o Cursor, combinados con la extensión oficial de VS Code para Laravel , ofrecen una excelente compatibilidad con Laravel con funciones como resaltado de sintaxis, fragmentos de código, integración de comandos artesanales y autocompletado inteligente para modelos Eloquent, rutas, middleware, recursos, configuración e Inertia.js.</text:p>
      <text:p text:style-name="P18"/>
      <text:p text:style-name="P19">LARAVEL E IA</text:p>
      <text:p text:style-name="P20"/>
      <text:p text:style-name="P21"><text:span text:style-name="T4">Laravel Boost </text:span>es una potente herramienta que conecta a los agentes de programación de IA con las aplicaciones de Laravel. </text:p>
      <text:p text:style-name="P21">Boost proporciona a los agentes de IA contexto, herramientas y directrices específicas de Laravel para que puedan generar código más preciso y específico para cada versión, siguiendo las convenciones de Laravel.</text:p>
      <text:p text:style-name="P21">Cuando instala Boost en su aplicación Laravel, los agentes de IA obtienen acceso a más de 15 herramientas especializadas, incluida la capacidad de saber qué paquetes está utilizando, consultar su base de datos, buscar en la documentación de Laravel, leer registros del navegador, generar pruebas y ejecutar código a través de Tinker.</text:p>
      <text:p text:style-name="P21">Boost se puede instalar en aplicaciones Laravel 10, 11 y 12 con PHP 8.1 o superior. Para empezar, instala Boost como dependencia de desarrollo:</text:p>
      <text:p text:style-name="P21"/>
      <text:p text:style-name="P22">composer require laravel/boost –dev</text:p>
      <text:p text:style-name="P22"/>
      <text:p text:style-name="P21">Una vez instalado, ejecute el instalador interactivo:</text:p>
      <text:p text:style-name="P21"/>
      <text:p text:style-name="P22">php artisan boost:install</text:p>
      <text:p text:style-name="P21"/>
      <text:p text:style-name="P21">El instalador detectará automáticamente su IDE y sus agentes de IA, lo que le permitirá seleccionar las funciones que mejor se adapten a su proyecto. Boost respeta las convenciones del proyecto y no impone reglas de estilo preestablecidas por defec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2">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ent-style-name="Standard">
      <style:text-properties style:font-name="Arial1" fo:font-family="Arial" style:font-family-generic="swiss" style:font-pitch="variable" fo:font-size="11pt" style:font-size-asian="11pt" style:font-size-complex="11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2">
  <office:meta>
    <meta:creation-date>2026-01-16T09:37:00.262888200</meta:creation-date>
    <meta:generator>LibreOffice/25.2.6.2$Windows_X86_64 LibreOffice_project/729c5bfe710f5eb71ed3bbde9e06a6065e9c6c5d</meta:generator>
    <dc:date>2026-01-16T10:10:44.561685000</dc:date>
    <meta:editing-duration>PT6M31S</meta:editing-duration>
    <meta:editing-cycles>2</meta:editing-cycles>
    <meta:document-statistic meta:table-count="0" meta:image-count="0" meta:object-count="0" meta:page-count="2" meta:paragraph-count="39" meta:word-count="679" meta:character-count="4384" meta:non-whitespace-character-count="3742"/>
  </office:meta>
</office:document-meta>
</file>